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nset" svg:font-family="unse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background-color="#FFFFFF"/>
    </style:style>
    <style:style style:name="T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72B4D" fo:letter-spacing="-0.0006in" style:letter-kerning="false" fo:font-size="12pt" style:font-size-asian="12pt" style:font-size-complex="12pt" style:language-asian="en" style:country-asian="IL"/>
    </style:style>
    <style:style style:name="T3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4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49" style:parent-style-name="Normal" style:family="paragraph">
      <style:paragraph-properties fo:margin-top="0.0694in" fo:margin-bottom="0.0694in" fo:line-height="100%" fo:background-color="#FFFFFF"/>
    </style:style>
    <style:style style:name="T50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5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52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6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6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65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6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6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7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7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7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76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77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78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79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82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83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8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9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9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9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93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9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9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9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9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0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0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0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05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0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0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111" style:parent-style-name="Normal" style:family="paragraph">
      <style:paragraph-properties fo:margin-top="0.0694in" fo:margin-bottom="0.0694in" fo:line-height="100%" fo:background-color="#FFFFFF"/>
    </style:style>
    <style:style style:name="T112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113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1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2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127" style:parent-style-name="Normal" style:family="paragraph">
      <style:paragraph-properties fo:margin-top="0.0694in" fo:margin-bottom="0.0694in" fo:line-height="100%" fo:background-color="#FFFFFF"/>
    </style:style>
    <style:style style:name="T128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3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3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33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3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35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3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3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4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4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4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46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47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48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49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50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51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54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55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6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6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63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6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6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6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7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7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7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7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7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7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7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8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83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8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8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8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191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19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9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196" style:parent-style-name="Normal" style:family="paragraph">
      <style:paragraph-properties fo:margin-top="0.0694in" fo:margin-bottom="0.0694in" fo:line-height="100%" fo:background-color="#FFFFFF"/>
    </style:style>
    <style:style style:name="T197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19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19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1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2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7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8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09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10" style:parent-style-name="Normal" style:family="paragraph">
      <style:paragraph-properties fo:margin-top="0.3in" fo:margin-bottom="0in" fo:line-height="100%" fo:background-color="#FFFFFF"/>
    </style:style>
    <style:style style:name="T21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72B4D" fo:letter-spacing="-0.0013in" style:letter-kerning="false" fo:font-size="17pt" style:font-size-asian="17pt" style:font-size-complex="17pt" style:language-asian="en" style:country-asian="IL"/>
    </style:style>
    <style:style style:name="T212" style:parent-style-name="DefaultParagraphFont" style:family="text">
      <style:text-properties style:font-name="Segoe UI" style:font-name-asian="Times New Roman" style:font-name-complex="Segoe UI" fo:color="#172B4D" fo:letter-spacing="-0.0013in" style:letter-kerning="false" fo:font-size="17pt" style:font-size-asian="17pt" style:font-size-complex="17pt" style:language-asian="en" style:country-asian="IL"/>
    </style:style>
    <style:style style:name="P213" style:parent-style-name="Normal" style:family="paragraph">
      <style:paragraph-properties fo:margin-bottom="0in" fo:line-height="100%" fo:background-color="#FFFFFF"/>
    </style:style>
    <style:style style:name="T214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215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1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17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19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2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2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22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2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24" style:parent-style-name="Normal" style:family="paragraph">
      <style:paragraph-properties fo:margin-top="0.0694in" fo:margin-bottom="0.0694in" fo:line-height="100%" fo:background-color="#FFFFFF"/>
    </style:style>
    <style:style style:name="T225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226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2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228" style:parent-style-name="Normal" style:family="paragraph">
      <style:paragraph-properties fo:margin-bottom="0in" fo:line-height="100%"/>
    </style:style>
    <style:style style:name="T229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30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31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32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33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3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3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41" style:parent-style-name="Normal" style:family="paragraph">
      <style:paragraph-properties fo:margin-top="0.0694in" fo:margin-bottom="0.0694in" fo:line-height="100%" fo:background-color="#FFFFFF"/>
    </style:style>
    <style:style style:name="T242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243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4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45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48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49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50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51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55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56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57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58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59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60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T263" style:parent-style-name="DefaultParagraphFont" style:family="text">
      <style:text-properties style:font-name="unset" style:font-name-asian="Times New Roman" style:font-name-complex="Courier New" fo:font-weight="bold" style:font-weight-asian="bold" style:font-weight-complex="bold" fo:color="#172B4D" style:letter-kerning="false" fo:font-size="10pt" style:font-size-asian="10pt" style:font-size-complex="10pt" style:language-asian="en" style:country-asian="IL"/>
    </style:style>
    <style:style style:name="T26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6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268" style:parent-style-name="Normal" style:family="paragraph">
      <style:paragraph-properties fo:margin-top="0.0694in" fo:margin-bottom="0.0694in" fo:line-height="100%" fo:background-color="#FFFFFF"/>
    </style:style>
    <style:style style:name="T269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270" style:parent-style-name="Normal" style:family="paragraph">
      <style:paragraph-properties fo:margin-top="0.0694in" fo:margin-bottom="0.0694in" fo:line-height="100%" fo:background-color="#FFFFFF"/>
    </style:style>
    <style:style style:name="T27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272" style:parent-style-name="Normal" style:family="paragraph">
      <style:paragraph-properties fo:margin-top="0.0694in" fo:margin-bottom="0.0694in" fo:line-height="100%" fo:background-color="#FFFFFF"/>
    </style:style>
    <style:style style:name="T273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7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275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P276" style:parent-style-name="Normal" style:family="paragraph">
      <style:paragraph-properties fo:margin-top="0.3in" fo:margin-bottom="0in" fo:line-height="100%" fo:background-color="#FFFFFF"/>
    </style:style>
    <style:style style:name="T27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72B4D" fo:letter-spacing="-0.0013in" style:letter-kerning="false" fo:font-size="17pt" style:font-size-asian="17pt" style:font-size-complex="17pt" style:language-asian="en" style:country-asian="IL"/>
    </style:style>
    <style:style style:name="T278" style:parent-style-name="DefaultParagraphFont" style:family="text">
      <style:text-properties style:font-name="Segoe UI" style:font-name-asian="Times New Roman" style:font-name-complex="Segoe UI" fo:color="#172B4D" fo:letter-spacing="-0.0013in" style:letter-kerning="false" fo:font-size="17pt" style:font-size-asian="17pt" style:font-size-complex="17pt" style:language-asian="en" style:country-asian="IL"/>
    </style:style>
    <style:style style:name="P279" style:parent-style-name="Normal" style:family="paragraph">
      <style:paragraph-properties fo:margin-bottom="0in" fo:line-height="100%" fo:background-color="#FFFFFF"/>
    </style:style>
    <style:style style:name="T280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281" style:parent-style-name="DefaultParagraphFont" style:family="text">
      <style:text-properties style:font-name="Segoe UI" style:font-name-asian="Times New Roman" style:font-name-complex="Segoe UI" fo:color="#0000FF" fo:letter-spacing="-0.0006in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IL"/>
    </style:style>
    <style:style style:name="T282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8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84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8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86" style:parent-style-name="Normal" style:family="paragraph">
      <style:paragraph-properties fo:margin-top="0.3in" fo:margin-bottom="0in" fo:line-height="100%" fo:background-color="#FFFFFF"/>
    </style:style>
    <style:style style:name="T28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72B4D" fo:letter-spacing="-0.0013in" style:letter-kerning="false" fo:font-size="17pt" style:font-size-asian="17pt" style:font-size-complex="17pt" style:language-asian="en" style:country-asian="IL"/>
    </style:style>
    <style:style style:name="T288" style:parent-style-name="DefaultParagraphFont" style:family="text">
      <style:text-properties style:font-name="Segoe UI" style:font-name-asian="Times New Roman" style:font-name-complex="Segoe UI" fo:color="#172B4D" fo:letter-spacing="-0.0013in" style:letter-kerning="false" fo:font-size="17pt" style:font-size-asian="17pt" style:font-size-complex="17pt" style:language-asian="en" style:country-asian="IL"/>
    </style:style>
    <style:style style:name="P28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0" style:parent-style-name="Normal" style:family="paragraph">
      <style:paragraph-properties fo:margin-bottom="0in" fo:line-height="100%" fo:background-color="#FFFFFF"/>
    </style:style>
    <style:style style:name="T291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292" style:parent-style-name="DefaultParagraphFont" style:family="text">
      <style:text-properties style:font-name="Segoe UI" style:font-name-asian="Times New Roman" style:font-name-complex="Segoe UI" fo:color="#0000FF" fo:letter-spacing="-0.0006in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IL"/>
    </style:style>
    <style:style style:name="P29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4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5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6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7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299" style:parent-style-name="Normal" style:family="paragraph">
      <style:paragraph-properties fo:margin-top="0.3333in" fo:margin-bottom="0in" fo:line-height="100%" fo:background-color="#FFFFFF"/>
    </style:style>
    <style:style style:name="T30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3.5pt" style:font-size-asian="13.5pt" style:font-size-complex="13.5pt" style:language-asian="en" style:country-asian="IL"/>
    </style:style>
    <style:style style:name="P301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02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0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0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05" style:parent-style-name="Normal" style:family="paragraph">
      <style:paragraph-properties fo:margin-top="0.3in" fo:margin-bottom="0in" fo:line-height="100%" fo:background-color="#FFFFFF"/>
    </style:style>
    <style:style style:name="T30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172B4D" fo:letter-spacing="-0.0013in" style:letter-kerning="false" fo:font-size="17pt" style:font-size-asian="17pt" style:font-size-complex="17pt" style:language-asian="en" style:country-asian="IL"/>
    </style:style>
    <style:style style:name="T307" style:parent-style-name="DefaultParagraphFont" style:family="text">
      <style:text-properties style:font-name="Segoe UI" style:font-name-asian="Times New Roman" style:font-name-complex="Segoe UI" fo:color="#172B4D" fo:letter-spacing="-0.0013in" style:letter-kerning="false" fo:font-size="17pt" style:font-size-asian="17pt" style:font-size-complex="17pt" style:language-asian="en" style:country-asian="IL"/>
    </style:style>
    <style:style style:name="P308" style:parent-style-name="Normal" style:family="paragraph">
      <style:paragraph-properties fo:margin-top="0.0694in" fo:margin-bottom="0.0694in" fo:line-height="100%" fo:background-color="#FFFFFF"/>
    </style:style>
    <style:style style:name="T309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T31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172B4D" fo:letter-spacing="-0.0006in" style:letter-kerning="false" fo:font-size="12pt" style:font-size-asian="12pt" style:font-size-complex="12pt" style:language-asian="en" style:country-asian="IL"/>
    </style:style>
    <style:style style:name="T311" style:parent-style-name="DefaultParagraphFont" style:family="text">
      <style:text-properties style:font-name="Segoe UI" style:font-name-asian="Times New Roman" style:font-name-complex="Segoe UI" fo:color="#172B4D" fo:letter-spacing="-0.0006in" style:letter-kerning="false" fo:font-size="12pt" style:font-size-asian="12pt" style:font-size-complex="12pt" style:language-asian="en" style:country-asian="IL"/>
    </style:style>
    <style:style style:name="P3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2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3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4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5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6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6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6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style:font-name="Courier New" style:font-name-asian="Times New Roman" style:font-name-complex="Courier New" fo:color="#172B4D" style:letter-kerning="false" fo:font-size="10pt" style:font-size-asian="10pt" style:font-size-complex="10pt" style:language-asian="en" style:country-asian="IL"/>
    </style:style>
  </office:automatic-styles>
  <office:body>
    <office:text text:use-soft-page-breaks="true">
      <text:p text:style-name="P1"><text:span text:style-name="T2">General Coding Questions</text:span><text:span text:style-name="T3"> </text:span></text:p>
      <text:p text:style-name="P4">1. What will be the output for the following: </text:p>
      <text:p text:style-name="P5">1public class TestClass {</text:p>
      <text:p text:style-name="P6">2 <text:s text:c="3"/>public static String s1 = "Hello World";</text:p>
      <text:p text:style-name="P7">3 <text:s text:c="3"/>public static String s2 = "Hello World";</text:p>
      <text:p text:style-name="P8">4</text:p>
      <text:p text:style-name="P9">5 <text:s text:c="3"/>public static void main(String[] args) {</text:p>
      <text:p text:style-name="P10">6 <text:s text:c="7"/>System.out.println(s1 == s2);</text:p>
      <text:p text:style-name="P11">7</text:p>
      <text:p text:style-name="P12">8 <text:s text:c="7"/>String s1 = new String("Hello World");</text:p>
      <text:p text:style-name="P13">9 <text:s text:c="7"/>String s2 = new String("Hello World");</text:p>
      <text:p text:style-name="P14">10</text:p>
      <text:p text:style-name="P15">11 <text:s text:c="7"/>System.out.println(s1 == s2);</text:p>
      <text:p text:style-name="P16">12 <text:s text:c="3"/>}</text:p>
      <text:p text:style-name="P17">13}</text:p>
      <text:p text:style-name="P18"> </text:p>
      <text:p text:style-name="P19">2. What will be the order of the prints to the console in the following example:  </text:p>
      <text:p text:style-name="P20">1public class Chick {</text:p>
      <text:p text:style-name="P21">2 <text:s text:c="3"/>private String name = "Fluffy";</text:p>
      <text:p text:style-name="P22">3</text:p>
      <text:p text:style-name="P23">4 <text:s text:c="3"/>{</text:p>
      <text:p text:style-name="P24">5 <text:s text:c="7"/>System.out.println("setting field");</text:p>
      <text:p text:style-name="P25">6 <text:s text:c="3"/>}</text:p>
      <text:p text:style-name="P26">7</text:p>
      <text:p text:style-name="P27">8 <text:s text:c="3"/>public Chick() {</text:p>
      <text:p text:style-name="P28">9 <text:s text:c="7"/>name = "Tiny";</text:p>
      <text:p text:style-name="P29">10 <text:s text:c="7"/>System.out.println("setting constructor");</text:p>
      <text:p text:style-name="P30">11 <text:s text:c="3"/>}</text:p>
      <text:p text:style-name="P31">12</text:p>
      <text:p text:style-name="P32">13 <text:s text:c="3"/>public static void main(String[] args) {</text:p>
      <text:p text:style-name="P33">14 <text:s text:c="7"/>Chick chick = new Chick();</text:p>
      <text:p text:style-name="P34">15 <text:s text:c="7"/>System.out.println(chick.name);</text:p>
      <text:p text:style-name="P35">16 <text:s text:c="3"/>}</text:p>
      <text:p text:style-name="P36">17}</text:p>
      <text:p text:style-name="P37"> </text:p>
      <text:p text:style-name="P38">3. Please validate if the following statements are valid: </text:p>
      <text:p text:style-name="P39">1public class TestClass {</text:p>
      <text:p text:style-name="P40">2 <text:s text:c="3"/>boolean b1, b2;</text:p>
      <text:p text:style-name="P41">3 <text:s text:c="3"/>String s1 = "1", s2;</text:p>
      <text:p text:style-name="P42">4 <text:s text:c="3"/>double d1, double d2;</text:p>
      <text:p text:style-name="P43">5 <text:s text:c="3"/>int i1;int i2;</text:p>
      <text:p text:style-name="P44">6 <text:s text:c="3"/>int i3; i4;</text:p>
      <text:p text:style-name="P45">7}</text:p>
      <text:p text:style-name="P46">8</text:p>
      <text:p text:style-name="P47">please explain each line.  </text:p>
      <text:soft-page-break/>
      <text:p text:style-name="P48"> </text:p>
      <text:p text:style-name="P49"><text:span text:style-name="T50">4. Please explain what the </text:span><text:span text:style-name="T51">super()</text:span><text:span text:style-name="T52"><text:s/>keyword refer to in the following class: </text:span></text:p>
      <text:p text:style-name="P53">1public class AnimalB {</text:p>
      <text:p text:style-name="P54">2 <text:s text:c="3"/>private int age;</text:p>
      <text:p text:style-name="P55">3</text:p>
      <text:p text:style-name="P56">4 <text:s text:c="3"/>public AnimalB(int age) {</text:p>
      <text:p text:style-name="P57">5 <text:s text:c="7"/>super();</text:p>
      <text:p text:style-name="P58">6 <text:s text:c="7"/>this.age = age;</text:p>
      <text:p text:style-name="P59">7 <text:s text:c="3"/>}</text:p>
      <text:p text:style-name="P60">8}</text:p>
      <text:p text:style-name="P61"> </text:p>
      <text:p text:style-name="P62">5. Please write down what will be printed in the following code:<text:s/></text:p>
      <text:p text:style-name="P63"><text:span text:style-name="T64">1</text:span><text:span text:style-name="T65">class</text:span><text:span text:style-name="T66"><text:s/>Primate {</text:span></text:p>
      <text:p text:style-name="P67"><text:span text:style-name="T68">2 <text:s text:c="3"/></text:span><text:span text:style-name="T69">public</text:span><text:span text:style-name="T70"><text:s/>Primate() {</text:span></text:p>
      <text:p text:style-name="P71">3 <text:s text:c="7"/>System.out.println("Primate");</text:p>
      <text:p text:style-name="P72">4 <text:s text:c="3"/>}</text:p>
      <text:p text:style-name="P73">5}</text:p>
      <text:p text:style-name="P74"><text:span text:style-name="T75">6</text:span><text:span text:style-name="T76">class</text:span><text:span text:style-name="T77"><text:s/>Ape<text:s/></text:span><text:span text:style-name="T78">extends</text:span><text:span text:style-name="T79"><text:s/>Primate {</text:span></text:p>
      <text:p text:style-name="P80"><text:span text:style-name="T81">7 <text:s text:c="3"/></text:span><text:span text:style-name="T82">public</text:span><text:span text:style-name="T83"><text:s/>Ape() {</text:span></text:p>
      <text:p text:style-name="P84">8 <text:s text:c="7"/>System.out.println("Ape");</text:p>
      <text:p text:style-name="P85">9 <text:s text:c="3"/>}</text:p>
      <text:p text:style-name="P86">10}</text:p>
      <text:p text:style-name="P87"><text:span text:style-name="T88">11</text:span><text:span text:style-name="T89">public</text:span><text:span text:style-name="T90"><text:s/></text:span><text:span text:style-name="T91">class</text:span><text:span text:style-name="T92"><text:s/>Chimpanzee<text:s/></text:span><text:span text:style-name="T93">extends</text:span><text:span text:style-name="T94"><text:s/>Ape {</text:span></text:p>
      <text:p text:style-name="P95"><text:span text:style-name="T96">12 <text:s text:c="3"/></text:span><text:span text:style-name="T97">public</text:span><text:span text:style-name="T98"><text:s/></text:span><text:span text:style-name="T99">static</text:span><text:span text:style-name="T100"><text:s/></text:span><text:span text:style-name="T101">void</text:span><text:span text:style-name="T102"><text:s/>main(String[] args) {</text:span></text:p>
      <text:p text:style-name="P103"><text:span text:style-name="T104">13 <text:s text:c="7"/></text:span><text:span text:style-name="T105">new</text:span><text:span text:style-name="T106"><text:s/>Chimpanzee();</text:span></text:p>
      <text:p text:style-name="P107">14 <text:s text:c="3"/>}</text:p>
      <text:p text:style-name="P108"><text:span text:style-name="T109">15}</text:span></text:p>
      <text:p text:style-name="P110">  </text:p>
      <text:p text:style-name="P111"><text:span text:style-name="T112">6.<text:s/></text:span><text:span text:style-name="T113">Consider you have the following class: </text:span></text:p>
      <text:p text:style-name="P114">1public class Fish {</text:p>
      <text:p text:style-name="P115">2 <text:s text:c="3"/>protected int size;</text:p>
      <text:p text:style-name="P116">3 <text:s text:c="3"/>private int age;</text:p>
      <text:p text:style-name="P117">4</text:p>
      <text:p text:style-name="P118">5 <text:s text:c="3"/>public Fish(int age){</text:p>
      <text:p text:style-name="P119">6 <text:s text:c="7"/>this.age = age;</text:p>
      <text:p text:style-name="P120">7 <text:s text:c="3"/>}</text:p>
      <text:p text:style-name="P121">8</text:p>
      <text:p text:style-name="P122">9 <text:s text:c="3"/>public int getAge(){</text:p>
      <text:p text:style-name="P123">10 <text:s text:c="7"/>return age;</text:p>
      <text:p text:style-name="P124">11 <text:s text:c="3"/>}</text:p>
      <text:p text:style-name="P125">12}</text:p>
      <text:p text:style-name="P126"> </text:p>
      <text:p text:style-name="P127"><text:span text:style-name="T128">which has the following child-sub-class: </text:span></text:p>
      <text:soft-page-break/>
      <text:p text:style-name="P129"><text:span text:style-name="T130">1</text:span><text:span text:style-name="T131">public</text:span><text:span text:style-name="T132"><text:s/></text:span><text:span text:style-name="T133">class</text:span><text:span text:style-name="T134"><text:s/>Shark<text:s/></text:span><text:span text:style-name="T135">extends</text:span><text:span text:style-name="T136"><text:s/>Fish {</text:span></text:p>
      <text:p text:style-name="P137"><text:span text:style-name="T138">2 <text:s text:c="3"/></text:span><text:span text:style-name="T139">private</text:span><text:span text:style-name="T140"><text:s/></text:span><text:span text:style-name="T141">int</text:span><text:span text:style-name="T142"><text:s/>numberOfFins = 8;</text:span></text:p>
      <text:p text:style-name="P143">3</text:p>
      <text:p text:style-name="P144"><text:span text:style-name="T145">4 <text:s text:c="3"/></text:span><text:span text:style-name="T146">public</text:span><text:span text:style-name="T147"><text:s/></text:span><text:span text:style-name="T148">static</text:span><text:span text:style-name="T149"><text:s/></text:span><text:span text:style-name="T150">void</text:span><text:span text:style-name="T151"><text:s/>main(String[] args) {</text:span></text:p>
      <text:p text:style-name="P152"><text:span text:style-name="T153">5 <text:s text:c="7"/>Shark shark =<text:s/></text:span><text:span text:style-name="T154">new</text:span><text:span text:style-name="T155"><text:s/>Shark(10);</text:span></text:p>
      <text:p text:style-name="P156">6 <text:s text:c="7"/>shark.displaySharkDetails();</text:p>
      <text:p text:style-name="P157">7 <text:s text:c="3"/>}</text:p>
      <text:p text:style-name="P158">8</text:p>
      <text:p text:style-name="P159"><text:span text:style-name="T160">9 <text:s text:c="3"/></text:span><text:span text:style-name="T161">public</text:span><text:span text:style-name="T162"><text:s/>Shark(</text:span><text:span text:style-name="T163">int</text:span><text:span text:style-name="T164"><text:s/>age) {</text:span></text:p>
      <text:p text:style-name="P165"><text:span text:style-name="T166">10 <text:s text:c="7"/></text:span><text:span text:style-name="T167">super</text:span><text:span text:style-name="T168">(age);</text:span></text:p>
      <text:p text:style-name="P169"><text:span text:style-name="T170">11 <text:s text:c="7"/></text:span><text:span text:style-name="T171">this</text:span><text:span text:style-name="T172">.size = 4;</text:span></text:p>
      <text:p text:style-name="P173">12 <text:s text:c="3"/>}</text:p>
      <text:p text:style-name="P174">13</text:p>
      <text:p text:style-name="P175"><text:span text:style-name="T176">14 <text:s text:c="3"/></text:span><text:span text:style-name="T177">public</text:span><text:span text:style-name="T178"><text:s/></text:span><text:span text:style-name="T179">void</text:span><text:span text:style-name="T180"><text:s/>displaySharkDetails() {</text:span></text:p>
      <text:p text:style-name="P181"><text:span text:style-name="T182">15 <text:s text:c="7"/>System.out.print("Shark with age: " +<text:s/></text:span><text:span text:style-name="T183">super</text:span><text:span text:style-name="T184">.getAge());</text:span></text:p>
      <text:p text:style-name="P185"><text:span text:style-name="T186">16 <text:s text:c="7"/>System.out.print(" and " +<text:s/></text:span><text:span text:style-name="T187">super</text:span><text:span text:style-name="T188">.size + " meters long");</text:span></text:p>
      <text:p text:style-name="P189"><text:span text:style-name="T190">17 <text:s text:c="7"/>System.out.print(" with " +<text:s/></text:span><text:span text:style-name="T191">super</text:span><text:span text:style-name="T192">.numberOfFins + " fins");</text:span></text:p>
      <text:p text:style-name="P193">18 <text:s text:c="3"/>}</text:p>
      <text:p text:style-name="P194"><text:span text:style-name="T195">19}</text:span></text:p>
      <text:p text:style-name="P196"><text:span text:style-name="T197">What will be the output of the above program?   </text:span></text:p>
      <text:p text:style-name="P198"> </text:p>
      <text:p text:style-name="P199">7. Consider you have the following requirement:<text:s/></text:p>
      <text:p text:style-name="P200">There is a system which contains the following services:<text:s/></text:p>
      <text:list text:style-name="LFO1" text:continue-numbering="true">
        <text:list-item>
          <text:p text:style-name="P201">email notification</text:p>
        </text:list-item>
        <text:list-item>
          <text:p text:style-name="P202">push notification</text:p>
        </text:list-item>
        <text:list-item>
          <text:p text:style-name="P203">SMS notification</text:p>
        </text:list-item>
      </text:list>
      <text:p text:style-name="P204">All the above services share the same functionality which is how the user will be notified.<text:s/></text:p>
      <text:p text:style-name="P205">Please design a system which will support those services and requirements.<text:s/></text:p>
      <text:p text:style-name="P206">Please consider the following:</text:p>
      <text:list text:style-name="LFO2" text:continue-numbering="true">
        <text:list-item>
          <text:p text:style-name="P207">Use modular code and efficient.</text:p>
        </text:list-item>
        <text:list-item>
          <text:p text:style-name="P208">You don’t have to write real code and you can use “boxes and arrows” to design it (although writing a code will give you extra points!!).</text:p>
        </text:list-item>
        <text:list-item>
          <text:p text:style-name="P209">Please use OOP best practices.<text:s/></text:p>
        </text:list-item>
      </text:list>
      <text:h text:style-name="P210" text:outline-level="2"><text:span text:style-name="T211">Writing Simple code section:</text:span><text:span text:style-name="T212"> </text:span></text:h>
      <text:list text:style-name="LFO3" text:continue-numbering="true">
        <text:list-item>
          <text:p text:style-name="P213"><text:span text:style-name="T214">Please write a program to reverse the following string: “Reversed” </text:span><text:span text:style-name="T215">(notice: Don’t use </text:span><text:span text:style-name="T216">StringBuffer</text:span><text:span text:style-name="T217">, </text:span><text:span text:style-name="T218">StringBuilder</text:span><text:span text:style-name="T219">, </text:span><text:span text:style-name="T220">ListIterator</text:span><text:span text:style-name="T221"> libraries)</text:span><text:span text:style-name="T222">.</text:span></text:p>
        </text:list-item>
        <text:list-item>
          <text:p text:style-name="P223">Please write program which calculate Fibonacci series, according to the following class method signature (hint: you can either accomplish the task using recursion or non-recursion approach): </text:p>
        </text:list-item>
      </text:list>
      <text:p text:style-name="P224"><text:span text:style-name="T225"> </text:span><text:span text:style-name="T226">consider you have the following<text:s/></text:span><text:span text:style-name="T227">interface</text:span></text:p>
      <text:p text:style-name="P228"><text:span text:style-name="T229">1</text:span><text:span text:style-name="T230">public</text:span><text:span text:style-name="T231"><text:s/></text:span><text:span text:style-name="T232">interface</text:span><text:span text:style-name="T233"><text:s/>FiboInterface {</text:span></text:p>
      <text:p text:style-name="P234">2</text:p>
      <text:p text:style-name="P235"><text:span text:style-name="T236">3 <text:s text:c="3"/>List&lt;Integer&gt; returnFibonacciSeries(</text:span><text:span text:style-name="T237">int</text:span><text:span text:style-name="T238"><text:s/>n);</text:span></text:p>
      <text:p text:style-name="P239"><text:span text:style-name="T240">4}</text:span></text:p>
      <text:p text:style-name="P241"><text:span text:style-name="T242"><text:line-break/>    </text:span><text:span text:style-name="T243">And you have the following<text:s/></text:span><text:span text:style-name="T244">main class</text:span><text:span text:style-name="T245">:</text:span></text:p>
      <text:p text:style-name="P246"><text:span text:style-name="T247">1</text:span><text:span text:style-name="T248">public</text:span><text:span text:style-name="T249"><text:s/></text:span><text:span text:style-name="T250">class</text:span><text:span text:style-name="T251"><text:s/>MainFibonacci {</text:span></text:p>
      <text:p text:style-name="P252">2</text:p>
      <text:p text:style-name="P253"><text:span text:style-name="T254">3 <text:s text:c="3"/></text:span><text:span text:style-name="T255">public</text:span><text:span text:style-name="T256"><text:s/></text:span><text:span text:style-name="T257">static</text:span><text:span text:style-name="T258"><text:s/></text:span><text:span text:style-name="T259">void</text:span><text:span text:style-name="T260"><text:s/>main(String[] args) {</text:span></text:p>
      <text:p text:style-name="P261"><text:span text:style-name="T262">4 <text:s text:c="7"/>FiboInterface fibo =<text:s/></text:span><text:span text:style-name="T263">new</text:span><text:span text:style-name="T264"><text:s/>Fibonacci();</text:span></text:p>
      <text:p text:style-name="P265">5 <text:s text:c="3"/>}</text:p>
      <text:p text:style-name="P266"><text:span text:style-name="T267">6}</text:span></text:p>
      <text:p text:style-name="P268"><text:span text:style-name="T269">Please implement the missing code and return a list of fibonacci numbers for a number.<text:s/></text:span></text:p>
      <text:p text:style-name="P270"><text:span text:style-name="T271">Bonus:</text:span></text:p>
      <text:p text:style-name="P272"><text:span text:style-name="T273">What will be the<text:s/></text:span><text:span text:style-name="T274">time complexity</text:span><text:span text:style-name="T275"><text:s/>(big O notation) for your code implementation?<text:s/></text:span></text:p>
      <text:h text:style-name="P276" text:outline-level="2"><text:span text:style-name="T277">API Assignment</text:span><text:span text:style-name="T278"> </text:span></text:h>
      <text:list text:style-name="LFO4" text:continue-numbering="true">
        <text:list-item>
          <text:p text:style-name="P279"><text:span text:style-name="T280">Please navigate to the following API demo site: </text:span><text:a xlink:href="http://dummy.restapiexample.com/" office:target-frame-name="_top" xlink:show="replace"><text:span text:style-name="T281">http://dummy.restapiexample.com/</text:span></text:a><text:span text:style-name="T282"><text:s/> </text:span></text:p>
        </text:list-item>
        <text:list-item>
          <text:p text:style-name="P283">Please identify 3 first rows (2 get requests and 1 post request) and write a test (think about test cases you would implement) and create a test for those API endpoints. </text:p>
        </text:list-item>
        <text:list-item>
          <text:p text:style-name="P284">Maintain clean, modular test with right separation of classes and maintain OOP conventions and concepts (Using inheritance, encapsulation and polymorphism). </text:p>
        </text:list-item>
      </text:list>
      <text:p text:style-name="P285"> </text:p>
      <text:h text:style-name="P286" text:outline-level="2"><text:span text:style-name="T287">Selenium Assignment</text:span><text:span text:style-name="T288"> </text:span></text:h>
      <text:p text:style-name="P289">Create new Java (use maven) project by using IntelliJ IDE </text:p>
      <text:list text:style-name="LFO5" text:continue-numbering="true">
        <text:list-item>
          <text:p text:style-name="P290"><text:span text:style-name="T291">Write a Selenium test for </text:span><text:a office:title="https://web2.0calc.com/%20" xlink:href="https://web2.0calc.com/%20" office:target-frame-name="_top" xlink:show="replace"><text:span text:style-name="T292">https://web2.0calc.com/</text:span></text:a></text:p>
        </text:list-item>
        <text:list-item>
          <text:p text:style-name="P293">The test should calculate and verify next mathematical formulas: </text:p>
        </text:list-item>
        <text:list-item>
          <text:p text:style-name="P294">2 + 3 = 5 </text:p>
        </text:list-item>
        <text:list-item>
          <text:p text:style-name="P295">10 - 2 = 8 </text:p>
        </text:list-item>
        <text:list-item>
          <text:p text:style-name="P296">sin(30) = 0.5 </text:p>
        </text:list-item>
        <text:list-item>
          <text:p text:style-name="P297">validate correct history of all formulas above (by using calculator history) - there are 4 formulas in history list </text:p>
        </text:list-item>
      </text:list>
      <text:p text:style-name="P298"> </text:p>
      <text:h text:style-name="P299" text:outline-level="3"><text:span text:style-name="T300">General instructions:</text:span></text:h>
      <text:list text:style-name="LFO6" text:continue-numbering="true">
        <text:list-item>
          <text:p text:style-name="P301">Use a Junit/TestNG (preferable!) as a test execution framework.</text:p>
        </text:list-item>
        <text:list-item>
          <text:p text:style-name="P302">The code should be well designed / easily maintained / the test’s execution should be easily managed.</text:p>
        </text:list-item>
        <text:list-item>
          <text:p text:style-name="P303">Please mind using Page Object Model design.</text:p>
        </text:list-item>
      </text:list>
      <text:p text:style-name="P304"> </text:p>
      <text:h text:style-name="P305" text:outline-level="2"><text:span text:style-name="T306">TestNG Priority Question</text:span><text:span text:style-name="T307"> </text:span></text:h>
      <text:p text:style-name="P308"><text:span text:style-name="T309">What will be the output of the following </text:span><text:span text:style-name="T310">TestClass</text:span><text:span text:style-name="T311"> class? </text:span></text:p>
      <text:p text:style-name="P312">1import org.testng.Assert;</text:p>
      <text:p text:style-name="P313">2import org.testng.annotations.*;</text:p>
      <text:p text:style-name="P314">3</text:p>
      <text:p text:style-name="P315">4public class TestClass {</text:p>
      <text:p text:style-name="P316">5</text:p>
      <text:p text:style-name="P317">6 <text:s text:c="3"/>@Test</text:p>
      <text:p text:style-name="P318">7 <text:s text:c="3"/>public void equalTest() {</text:p>
      <text:p text:style-name="P319">8 <text:s text:c="7"/>String str1 = "Java2blog";</text:p>
      <text:p text:style-name="P320">9 <text:s text:c="7"/>String str2 = new String("Java2blog");</text:p>
      <text:p text:style-name="P321">10 <text:s text:c="7"/>Assert.assertFalse(str1 == str2);</text:p>
      <text:p text:style-name="P322">11 <text:s text:c="3"/>}</text:p>
      <text:p text:style-name="P323">12</text:p>
      <text:p text:style-name="P324">13 <text:s text:c="3"/>@BeforeSuite(alwaysRun = true)</text:p>
      <text:p text:style-name="P325">14 <text:s text:c="3"/>public void beforeSuite() {</text:p>
      <text:p text:style-name="P326">15 <text:s text:c="7"/>System.out.println("beforeSuite");</text:p>
      <text:p text:style-name="P327">16 <text:s text:c="3"/>}</text:p>
      <text:p text:style-name="P328">17</text:p>
      <text:p text:style-name="P329">18 <text:s text:c="3"/>@BeforeClass(alwaysRun = true)</text:p>
      <text:p text:style-name="P330">19 <text:s text:c="3"/>public void beforeClass() {</text:p>
      <text:p text:style-name="P331">20 <text:s text:c="7"/>System.out.println("beforeClass");</text:p>
      <text:p text:style-name="P332">21 <text:s text:c="3"/>}</text:p>
      <text:p text:style-name="P333">22</text:p>
      <text:p text:style-name="P334">23 <text:s text:c="3"/>@BeforeTest(alwaysRun = true)</text:p>
      <text:p text:style-name="P335">24 <text:s text:c="3"/>public void beforeTest() {</text:p>
      <text:p text:style-name="P336">25 <text:s text:c="7"/>System.out.println("beforeTest");</text:p>
      <text:p text:style-name="P337">26 <text:s text:c="3"/>}</text:p>
      <text:p text:style-name="P338">27</text:p>
      <text:p text:style-name="P339">28 <text:s text:c="3"/>@BeforeMethod(alwaysRun = true)</text:p>
      <text:p text:style-name="P340">29 <text:s text:c="3"/>public void beforeMethod() {</text:p>
      <text:p text:style-name="P341">30 <text:s text:c="7"/>System.out.println("BeforeMethod");</text:p>
      <text:p text:style-name="P342">31 <text:s text:c="3"/>}</text:p>
      <text:p text:style-name="P343">32</text:p>
      <text:soft-page-break/>
      <text:p text:style-name="P344">33 <text:s text:c="3"/>@AfterClass(alwaysRun = true)</text:p>
      <text:p text:style-name="P345">34 <text:s text:c="3"/>public void afterClass() {</text:p>
      <text:p text:style-name="P346">35 <text:s text:c="7"/>System.out.println("afterClass");</text:p>
      <text:p text:style-name="P347">36 <text:s text:c="3"/>}</text:p>
      <text:p text:style-name="P348">37</text:p>
      <text:p text:style-name="P349">38 <text:s text:c="3"/>@AfterMethod(alwaysRun = true)</text:p>
      <text:p text:style-name="P350">39 <text:s text:c="3"/>public void afterMethod() {</text:p>
      <text:p text:style-name="P351">40 <text:s text:c="7"/>System.out.println("afterMethod");</text:p>
      <text:p text:style-name="P352">41 <text:s text:c="3"/>}</text:p>
      <text:p text:style-name="P353">42</text:p>
      <text:p text:style-name="P354">43 <text:s text:c="3"/>@AfterSuite(alwaysRun = true)</text:p>
      <text:p text:style-name="P355">44 <text:s text:c="3"/>public void afterSuite() {</text:p>
      <text:p text:style-name="P356">45 <text:s text:c="7"/>System.out.println("afterSuite");</text:p>
      <text:p text:style-name="P357">46 <text:s text:c="3"/>}</text:p>
      <text:p text:style-name="P358">47</text:p>
      <text:p text:style-name="P359">48 <text:s text:c="3"/>@AfterTest(alwaysRun = true)</text:p>
      <text:p text:style-name="P360">49 <text:s text:c="3"/>public void afterTest() {</text:p>
      <text:p text:style-name="P361">50 <text:s text:c="7"/>System.out.println("afterTest");</text:p>
      <text:p text:style-name="P362">51 <text:s text:c="3"/>}</text:p>
      <text:p text:style-name="P363"><text:span text:style-name="T364">52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nset" svg:font-family="unse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L" style:language-asian="en" style:country-asian="US" style:language-complex="he" style:country-complex="IL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IL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L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IL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L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L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mment" style:display-name="comment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token" style:display-name="token" style:family="text" style:parent-style-name="DefaultParagraphFont"/>
    <style:style style:name="loader-wrapper" style:display-name="loader-wrapp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ez Naim</meta:initial-creator>
    <dc:creator>Erez Naim</dc:creator>
    <meta:creation-date>2023-03-26T09:11:00Z</meta:creation-date>
    <dc:date>2023-03-26T09:11:00Z</dc:date>
    <meta:template xlink:href="Normal.dotm" xlink:type="simple"/>
    <meta:editing-cycles>1</meta:editing-cycles>
    <meta:editing-duration>PT0S</meta:editing-duration>
    <meta:document-statistic meta:page-count="6" meta:paragraph-count="12" meta:word-count="970" meta:character-count="6491" meta:row-count="46" meta:non-whitespace-character-count="5533"/>
  </office:meta>
</office:document-meta>
</file>